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ole-draw-aspect="1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56cm" fo:min-width="26.154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11cm" fo:min-width="26.155cm"/>
    </style:style>
    <style:style style:name="gr4" style:family="graphic" style:parent-style-name="standard">
      <style:graphic-properties draw:stroke="none" svg:stroke-color="#000000" draw:fill="none" draw:fill-color="#ffffff" fo:min-height="1.2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4.347cm" fo:min-width="7.021cm"/>
    </style:style>
    <style:style style:name="gr6" style:family="graphic" style:parent-style-name="standard">
      <style:graphic-properties draw:stroke="none" svg:stroke-color="#000000" draw:fill="none" draw:fill-color="#ffffff" fo:min-height="1.311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4.347cm" fo:min-width="7.006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4.347cm" fo:min-width="7.08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3cm" fo:min-width="26.155cm"/>
    </style:style>
    <style:style style:name="gr11" style:family="graphic" style:parent-style-name="standard">
      <style:graphic-properties draw:fill="none" draw:textarea-vertical-align="middle" draw:auto-grow-height="false" fo:min-height="7.047cm" fo:min-width="0cm"/>
    </style:style>
    <style:style style:name="gr12" style:family="graphic" style:parent-style-name="standard">
      <style:graphic-properties draw:fill="none" draw:textarea-vertical-align="middle" draw:auto-grow-height="false" fo:min-height="7.045cm" fo:min-width="0cm"/>
    </style:style>
    <style:style style:name="gr13" style:family="graphic" style:parent-style-name="standard">
      <style:graphic-properties draw:fill="none" draw:textarea-vertical-align="middle" draw:auto-grow-height="false" fo:min-height="7.598cm" fo:min-width="0cm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253cm" fo:min-width="18.5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56cm" fo:min-width="18.343cm"/>
    </style:style>
    <style:style style:name="gr1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11cm" fo:min-width="8.555cm"/>
    </style:style>
    <style:style style:name="gr17" style:family="graphic" style:parent-style-name="standard">
      <style:graphic-properties draw:fill="none" draw:textarea-vertical-align="middle" draw:auto-grow-height="false" fo:min-height="7.996cm" fo:min-width="0.055cm"/>
    </style:style>
    <style:style style:name="gr18" style:family="graphic" style:parent-style-name="standard">
      <style:graphic-properties draw:fill="none" draw:textarea-vertical-align="middle" draw:auto-grow-height="false" fo:min-height="8.48cm" fo:min-width="0.05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6.999cm" svg:height="7cm" svg:x="1.3cm" svg:y="12.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27.699cm" svg:height="6.9cm" svg:x="1.301cm" svg:y="1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27.693cm" svg:height="6.768cm" svg:x="1.3cm" svg:y="6.53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2" draw:text-style-name="P2" draw:layer="layout" svg:width="26.654cm" svg:height="0.706cm" svg:x="1.289cm" svg:y="5.63cm">
          <text:p text:style-name="P1"><text:span text:style-name="T1">B) Affinity binding energ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6.655cm" svg:height="0.961cm" svg:x="1.234cm" svg:y="11.268cm">
          <text:p text:style-name="P1"><text:span text:style-name="T1">C) Conformational chang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918cm" svg:height="1.46cm" svg:x="6.6cm" svg:y="23.24cm">
          <draw:text-box>
            <text:p><text:span text:style-name="T1">FTdock</text:span></text:p>
          </draw:text-box>
        </draw:frame>
        <draw:custom-shape draw:style-name="gr5" draw:text-style-name="P4" draw:layer="layout" svg:width="7.521cm" svg:height="14.597cm" svg:x="10.8cm" svg:y="1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92cm" svg:height="1.561cm" svg:x="14.28cm" svg:y="22.1cm">
          <draw:text-box>
            <text:p><text:span text:style-name="T1">Zdock</text:span></text:p>
          </draw:text-box>
        </draw:frame>
        <draw:frame draw:style-name="gr7" draw:text-style-name="P3" draw:layer="layout" svg:width="2.791cm" svg:height="1.25cm" svg:x="16.809cm" svg:y="22.4cm">
          <draw:text-box>
            <text:p><text:span text:style-name="T1">Sdock</text:span></text:p>
          </draw:text-box>
        </draw:frame>
        <draw:custom-shape draw:style-name="gr8" draw:text-style-name="P4" draw:layer="layout" svg:width="7.506cm" svg:height="14.597cm" svg:x="2.522cm" svg:y="1.7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58cm" svg:height="14.597cm" svg:x="19.1cm" svg:y="1.7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6.655cm" svg:height="0.503cm" svg:x="1.384cm" svg:y="1cm">
          <text:p text:style-name="P1"><text:span text:style-name="T1">A) General 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0.962cm" svg:height="7.697cm" draw:transform="skewX (-0.000349065850398866) rotate (-1.56730566829091) translate (10.023cm 18.18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4" draw:layer="layout" svg:width="0.962cm" svg:height="7.695cm" draw:transform="skewX (-0.000349065850398866) rotate (-1.56730566829091) translate (18.412cm 18.18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4" draw:layer="layout" svg:width="0.962cm" svg:height="8.278cm" draw:transform="skewX (-0.0010471975511966) rotate (-1.56730566829091) translate (26.981cm 18.18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2" draw:style-name="dp1" draw:master-page-name="Predeterminado">
        <draw:g>
          <draw:g>
            <draw:frame draw:style-name="gr4" draw:text-style-name="P3" draw:layer="layout" svg:width="5.066cm" svg:height="1.46cm" svg:x="4.249cm" svg:y="19.7cm">
              <draw:text-box>
                <text:p><text:span text:style-name="T1">Ftdock</text:span></text:p>
              </draw:text-box>
            </draw:frame>
            <draw:frame draw:style-name="gr7" draw:text-style-name="P3" draw:layer="layout" svg:width="4.846cm" svg:height="1.25cm" svg:x="23.221cm" svg:y="19.7cm">
              <draw:text-box>
                <text:p><text:span text:style-name="T1">Sdock</text:span></text:p>
              </draw:text-box>
            </draw:frame>
            <draw:frame draw:style-name="gr6" draw:text-style-name="P3" draw:layer="layout" svg:width="5.07cm" svg:height="1.561cm" svg:x="13.795cm" svg:y="19.739cm">
              <draw:text-box>
                <text:p><text:span text:style-name="T1">Zdock</text:span></text:p>
              </draw:text-box>
            </draw:frame>
          </draw:g>
          <draw:g>
            <draw:frame draw:style-name="gr1" draw:text-style-name="P1" draw:layer="layout" svg:width="28.92cm" svg:height="7cm" svg:x="0.247cm" svg:y="0.7cm">
              <lo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  <draw:frame draw:style-name="gr1" draw:text-style-name="P1" draw:layer="layout" svg:width="28.92cm" svg:height="7.48cm" svg:x="0.247cm" svg:y="6cm">
              <lo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  <draw:frame draw:style-name="gr1" draw:text-style-name="P1" draw:layer="layout" svg:width="28.8cm" svg:height="6.9cm" svg:x="0.167cm" svg:y="11.7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  <draw:custom-shape draw:style-name="gr14" draw:text-style-name="P2" draw:layer="layout" svg:width="19cm" svg:height="0.503cm" svg:x="3.367cm" svg:y="0.2cm">
              <text:p text:style-name="P1"><text:span text:style-name="T1">A) General </text:span></text:p>
              <draw:enhanced-geometry svg:viewBox="0 0 21600 21600" draw:type="rectangle" draw:enhanced-path="M 0 0 L 21600 0 21600 21600 0 21600 0 0 Z N"/>
            </draw:custom-shape>
            <draw:custom-shape draw:style-name="gr15" draw:text-style-name="P2" draw:layer="layout" svg:width="18.843cm" svg:height="0.706cm" svg:x="3.324cm" svg:y="11.1cm">
              <text:p text:style-name="P1"><text:span text:style-name="T1">C) Affinity binding energy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9.055cm" svg:height="0.961cm" svg:x="8.312cm" svg:y="5.339cm">
              <text:p text:style-name="P1"><text:span text:style-name="T1">B) Conformational 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4" draw:layer="layout" svg:width="1.535cm" svg:height="8.698cm" draw:transform="skewX (-0.000523598775598299) rotate (1.57131992557049) translate (1.067cm 19.322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7" draw:text-style-name="P4" draw:layer="layout" svg:width="1.535cm" svg:height="8.698cm" draw:transform="skewX (-0.000523598775598299) rotate (1.57131992557049) translate (10.449cm 19.322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8" draw:text-style-name="P4" draw:layer="layout" svg:width="1.535cm" svg:height="9.21cm" draw:transform="skewX (-0.000523598775598299) rotate (1.57131992557049) translate (19.657cm 19.322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0.567cm" fo:margin-right="0.213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3T14:06:17.575440371</meta:creation-date>
    <dc:date>2016-04-12T16:41:56.984626921</dc:date>
    <meta:editing-duration>PT2H46M34S</meta:editing-duration>
    <meta:editing-cycles>13</meta:editing-cycles>
    <meta:generator>LibreOffice/5.0.4.2$Linux_X86_64 LibreOffice_project/00m0$Build-2</meta:generator>
    <meta:document-statistic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fals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7cm" svg:height="6.901cm" xlink:href="." xlink:type="simple" chart:class="chart:bar" chart:style-name="ch1">
        <chart:legend chart:legend-position="end" svg:x="25.887cm" svg:y="1.453cm" style:legend-expansion="high" chart:style-name="ch2"/>
        <chart:plot-area chart:style-name="ch3" chart:data-source-has-labels="both" svg:x="0.554cm" svg:y="0.138cm" svg:width="24.682cm" svg:height="6.625cm">
          <chartooo:coordinate-region svg:x="1.209cm" svg:y="0.342cm" svg:width="24.027cm" svg:height="3.631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series chart:style-name="ch9" chart:values-cell-range-address="local-table.$D$2:.$D$33" chart:label-cell-address="local-table.$D$1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PROPNSTS</text:p>
              </table:table-cell>
              <table:table-cell office:value-type="float" office:value="3.40909090909">
                <text:p>3.40909090909</text:p>
              </table:table-cell>
              <table:table-cell office:value-type="float" office:value="15.9090909091">
                <text:p>15.9090909091</text:p>
              </table:table-cell>
              <table:table-cell office:value-type="float" office:value="32.9545454545">
                <text:p>32.9545454545</text:p>
              </table:table-cell>
            </table:table-row>
            <table:table-row>
              <table:table-cell office:value-type="string">
                <text:p>AP_GOAP_DF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5.9090909091">
                <text:p>15.9090909091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16.4772727273">
                <text:p>16.4772727273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>SIPPER</text:p>
              </table:table-cell>
              <table:table-cell office:value-type="float" office:value="6.25">
                <text:p>6.25</text:p>
              </table:table-cell>
              <table:table-cell office:value-type="float" office:value="17.0454545455">
                <text:p>17.0454545455</text:p>
              </table:table-cell>
              <table:table-cell office:value-type="float" office:value="38.0681818182">
                <text:p>38.0681818182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.27272727273">
                <text:p>2.27272727273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41.4772727273">
                <text:p>41.4772727273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6.25">
                <text:p>6.25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36.9318181818">
                <text:p>36.9318181818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0.3409090909">
                <text:p>40.340909090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2.6136363636">
                <text:p>42.6136363636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5.2272727273">
                <text:p>35.2272727273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8863636364">
                <text:p>19.8863636364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10.7954545455">
                <text:p>10.7954545455</text:p>
              </table:table-cell>
              <table:table-cell office:value-type="float" office:value="23.2954545455">
                <text:p>23.2954545455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12.5">
                <text:p>12.5</text:p>
              </table:table-cell>
              <table:table-cell office:value-type="float" office:value="23.2954545455">
                <text:p>23.2954545455</text:p>
              </table:table-cell>
              <table:table-cell office:value-type="float" office:value="41.4772727273">
                <text:p>41.4772727273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8.52272727273">
                <text:p>8.52272727273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5.9090909091">
                <text:p>15.9090909091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">
                <text:p>25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7.1590909091">
                <text:p>47.159090909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25">
                <text:p>6.25</text:p>
              </table:table-cell>
              <table:table-cell office:value-type="float" office:value="26.7045454545">
                <text:p>26.7045454545</text:p>
              </table:table-cell>
              <table:table-cell office:value-type="float" office:value="55.1136363636">
                <text:p>55.1136363636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2.2727272727">
                <text:p>52.272727272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25">
                <text:p>6.25</text:p>
              </table:table-cell>
              <table:table-cell office:value-type="float" office:value="29.5454545455">
                <text:p>29.5454545455</text:p>
              </table:table-cell>
              <table:table-cell office:value-type="float" office:value="55.6818181818">
                <text:p>55.6818181818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4.0909090909">
                <text:p>34.0909090909</text:p>
              </table:table-cell>
              <table:table-cell office:value-type="float" office:value="58.5227272727">
                <text:p>58.52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8.52272727273">
                <text:p>8.52272727273</text:p>
              </table:table-cell>
              <table:table-cell office:value-type="float" office:value="25">
                <text:p>25</text:p>
              </table:table-cell>
              <table:table-cell office:value-type="float" office:value="46.5909090909">
                <text:p>46.5909090909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">
                <text:p>2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6.25">
                <text:p>6.25</text:p>
              </table:table-cell>
              <table:table-cell office:value-type="float" office:value="25.5681818182">
                <text:p>25.5681818182</text:p>
              </table:table-cell>
              <table:table-cell office:value-type="float" office:value="52.8409090909">
                <text:p>52.8409090909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9.4318181818">
                <text:p>49.4318181818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8.8636363636">
                <text:p>48.8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1.3636363636">
                <text:p>11.3636363636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8.5227272727">
                <text:p>58.5227272727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5.2272727273">
                <text:p>35.2272727273</text:p>
              </table:table-cell>
              <table:table-cell office:value-type="float" office:value="55.1136363636">
                <text:p>55.11363636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fals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694cm" svg:height="6.769cm" xlink:href="." xlink:type="simple" chart:class="chart:bar" chart:style-name="ch1">
        <chart:legend chart:legend-position="end" svg:x="25.9cm" svg:y="2.828cm" style:legend-expansion="high" chart:style-name="ch2"/>
        <chart:plot-area chart:style-name="ch3" chart:data-source-has-labels="both" svg:x="0.518cm" svg:y="0.068cm" svg:width="24.857cm" svg:height="7.272cm">
          <chartooo:coordinate-region svg:x="1.173cm" svg:y="0.271cm" svg:width="24.202cm" svg:height="4.279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</table:table-cell>
              <table:table-cell office:value-type="string">
                <text:p>Weak</text:p>
              </table:table-cell>
            </table:table-row>
          </table:table-header-rows>
          <table:table-rows>
            <table:table-row>
              <table:table-cell office:value-type="string">
                <text:p>PROPNSTS</text:p>
              </table:table-cell>
              <table:table-cell office:value-type="float" office:value="17.85714286">
                <text:p>17.85714286</text:p>
              </table:table-cell>
              <table:table-cell office:value-type="float" office:value="21.31147541">
                <text:p>21.31147541</text:p>
              </table:table-cell>
            </table:table-row>
            <table:table-row>
              <table:table-cell office:value-type="string">
                <text:p>AP_GOAP_DF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1.47540984">
                <text:p>11.47540984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5">
                <text:p>25</text:p>
              </table:table-cell>
              <table:table-cell office:value-type="float" office:value="16.39344262">
                <text:p>16.39344262</text:p>
              </table:table-cell>
            </table:table-row>
            <table:table-row>
              <table:table-cell office:value-type="string">
                <text:p>SIPPER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9.67213115">
                <text:p>19.6721311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9.67213115">
                <text:p>19.67213115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16.39344262">
                <text:p>16.39344262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19.67213115">
                <text:p>19.672131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1.42857143">
                <text:p>21.42857143</text:p>
              </table:table-cell>
              <table:table-cell office:value-type="float" office:value="26.2295082">
                <text:p>26.2295082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14.75409836">
                <text:p>14.75409836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21.42857143">
                <text:p>21.42857143</text:p>
              </table:table-cell>
              <table:table-cell office:value-type="float" office:value="24.59016393">
                <text:p>24.5901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1.31147541">
                <text:p>21.31147541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29.50819672">
                <text:p>29.50819672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13.1147541">
                <text:p>13.1147541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1.31147541">
                <text:p>21.31147541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16.39344262">
                <text:p>16.39344262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21.31147541">
                <text:p>21.3114754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16.39344262">
                <text:p>16.3934426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21.31147541">
                <text:p>21.31147541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29.50819672">
                <text:p>29.50819672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3.57142857">
                <text:p>53.57142857</text:p>
              </table:table-cell>
              <table:table-cell office:value-type="float" office:value="29.50819672">
                <text:p>29.50819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22.95081967">
                <text:p>22.95081967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25">
                <text:p>25</text:p>
              </table:table-cell>
              <table:table-cell office:value-type="float" office:value="24.59016393">
                <text:p>24.59016393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25">
                <text:p>25</text:p>
              </table:table-cell>
              <table:table-cell office:value-type="float" office:value="14.75409836">
                <text:p>14.75409836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16.39344262">
                <text:p>16.39344262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19.67213115">
                <text:p>19.6721311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6.2295082">
                <text:p>26.229508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4.59016393">
                <text:p>24.59016393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18.03278689">
                <text:p>18.0327868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22.95081967">
                <text:p>22.95081967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3.57142857">
                <text:p>53.57142857</text:p>
              </table:table-cell>
              <table:table-cell office:value-type="float" office:value="27.86885246">
                <text:p>27.86885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4.956cm" svg:y="3.185cm" style:legend-expansion="high" chart:style-name="ch2"/>
        <chart:plot-area chart:style-name="ch3" chart:data-source-has-labels="both" svg:x="0.32cm" svg:y="0.18cm" svg:width="14.316cm" svg:height="8.64cm">
          <chartooo:coordinate-region svg:x="0.975cm" svg:y="0.383cm" svg:width="13.661cm" svg:height="5.647cm"/>
          <chart:axis chart:dimension="x" chart:name="primary-x" chart:style-name="ch4" chartooo:axis-type="auto">
            <chartooo:date-scale/>
            <chart:categories table:cell-range-address="local-table.$A$2:.$A$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4" chart:label-cell-address="local-table.$B$1" chart:class="chart:bar">
            <chart:data-point chart:repeated="33"/>
          </chart:series>
          <chart:series chart:style-name="ch8" chart:values-cell-range-address="local-table.$C$2:.$C$34" chart:label-cell-address="local-table.$C$1" chart:class="chart:bar">
            <chart:data-point chart:repeated="33"/>
          </chart:series>
          <chart:series chart:style-name="ch9" chart:values-cell-range-address="local-table.$D$2:.$D$34" chart:label-cell-address="local-table.$D$1" chart:class="chart:bar">
            <chart:data-point chart:repeated="33"/>
          </chart:series>
          <chart:series chart:style-name="ch10" chart:values-cell-range-address="local-table.$E$2:.$E$34" chart:label-cell-address="local-table.$E$1" chart:class="chart:bar">
            <chart:data-point chart:repeated="33"/>
          </chart:series>
          <chart:series chart:style-name="ch11" chart:values-cell-range-address="local-table.$F$2:.$F$34" chart:label-cell-address="local-table.$F$1" chart:class="chart:bar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</table:table-cell>
              <table:table-cell office:value-type="string">
                <text:p>f2</text:p>
              </table:table-cell>
              <table:table-cell office:value-type="string">
                <text:p>f3</text:p>
              </table:table-cell>
              <table:table-cell office:value-type="string">
                <text:p>f4</text:p>
              </table:table-cell>
              <table:table-cell office:value-type="string">
                <text:p>f5</text:p>
              </table:table-cell>
            </table:table-row>
          </table:table-header-rows>
          <table:table-rows>
            <table:table-row>
              <table:table-cell office:value-type="string">
                <text:p>PROPNSTS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4.28571429">
                <text:p>14.28571429</text:p>
              </table:table-cell>
              <table:table-cell office:value-type="float" office:value="13.55932203">
                <text:p>13.55932203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AP_GOAP_DF</text:p>
              </table:table-cell>
              <table:table-cell office:value-type="float" office:value="20.83333333">
                <text:p>20.83333333</text:p>
              </table:table-cell>
              <table:table-cell office:value-type="float" office:value="23.21428571">
                <text:p>23.21428571</text:p>
              </table:table-cell>
              <table:table-cell office:value-type="float" office:value="15.25423729">
                <text:p>15.25423729</text:p>
              </table:table-cell>
              <table:table-cell office:value-type="float" office:value="3.84615385">
                <text:p>3.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7.85714286">
                <text:p>17.85714286</text:p>
              </table:table-cell>
              <table:table-cell office:value-type="float" office:value="11.86440678">
                <text:p>11.86440678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SIPPER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7.85714286">
                <text:p>17.85714286</text:p>
              </table:table-cell>
              <table:table-cell office:value-type="float" office:value="16.94915254">
                <text:p>16.94915254</text:p>
              </table:table-cell>
              <table:table-cell office:value-type="float" office:value="7.69230769">
                <text:p>7.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1.42857143">
                <text:p>21.42857143</text:p>
              </table:table-cell>
              <table:table-cell office:value-type="float" office:value="10.16949153">
                <text:p>10.16949153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18.18181818">
                <text:p>18.18181818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19.64285714">
                <text:p>19.64285714</text:p>
              </table:table-cell>
              <table:table-cell office:value-type="float" office:value="18.6440678">
                <text:p>18.6440678</text:p>
              </table:table-cell>
              <table:table-cell office:value-type="float" office:value="7.69230769">
                <text:p>7.69230769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25">
                <text:p>25</text:p>
              </table:table-cell>
              <table:table-cell office:value-type="float" office:value="10.16949153">
                <text:p>10.16949153</text:p>
              </table:table-cell>
              <table:table-cell office:value-type="float" office:value="3.84615385">
                <text:p>3.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3.21428571">
                <text:p>23.21428571</text:p>
              </table:table-cell>
              <table:table-cell office:value-type="float" office:value="13.55932203">
                <text:p>13.55932203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7.5">
                <text:p>37.5</text:p>
              </table:table-cell>
              <table:table-cell office:value-type="float" office:value="21.42857143">
                <text:p>21.42857143</text:p>
              </table:table-cell>
              <table:table-cell office:value-type="float" office:value="18.6440678">
                <text:p>18.6440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21.42857143">
                <text:p>21.42857143</text:p>
              </table:table-cell>
              <table:table-cell office:value-type="float" office:value="18.6440678">
                <text:p>18.6440678</text:p>
              </table:table-cell>
              <table:table-cell office:value-type="float" office:value="7.69230769">
                <text:p>7.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5.42372881">
                <text:p>25.42372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15.25423729">
                <text:p>15.25423729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29.16666667">
                <text:p>29.16666667</text:p>
              </table:table-cell>
              <table:table-cell office:value-type="float" office:value="23.21428571">
                <text:p>23.21428571</text:p>
              </table:table-cell>
              <table:table-cell office:value-type="float" office:value="27.11864407">
                <text:p>27.11864407</text:p>
              </table:table-cell>
              <table:table-cell office:value-type="float" office:value="26.92307692">
                <text:p>26.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3.72881356">
                <text:p>23.72881356</text:p>
              </table:table-cell>
              <table:table-cell office:value-type="float" office:value="19.23076923">
                <text:p>19.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5">
                <text:p>25</text:p>
              </table:table-cell>
              <table:table-cell office:value-type="float" office:value="23.21428571">
                <text:p>23.21428571</text:p>
              </table:table-cell>
              <table:table-cell office:value-type="float" office:value="28.81355932">
                <text:p>28.81355932</text:p>
              </table:table-cell>
              <table:table-cell office:value-type="float" office:value="26.92307692">
                <text:p>26.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45.83333333">
                <text:p>45.83333333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5.42372881">
                <text:p>25.42372881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5.83333333">
                <text:p>45.83333333</text:p>
              </table:table-cell>
              <table:table-cell office:value-type="float" office:value="26.78571429">
                <text:p>26.78571429</text:p>
              </table:table-cell>
              <table:table-cell office:value-type="float" office:value="27.11864407">
                <text:p>27.11864407</text:p>
              </table:table-cell>
              <table:table-cell office:value-type="float" office:value="15.38461538">
                <text:p>15.38461538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8.81355932">
                <text:p>28.81355932</text:p>
              </table:table-cell>
              <table:table-cell office:value-type="float" office:value="15.38461538">
                <text:p>15.3846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5.83333333">
                <text:p>45.83333333</text:p>
              </table:table-cell>
              <table:table-cell office:value-type="float" office:value="30.35714286">
                <text:p>30.35714286</text:p>
              </table:table-cell>
              <table:table-cell office:value-type="float" office:value="28.81355932">
                <text:p>28.81355932</text:p>
              </table:table-cell>
              <table:table-cell office:value-type="float" office:value="23.07692308">
                <text:p>23.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5.83333333">
                <text:p>45.83333333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35.59322034">
                <text:p>35.59322034</text:p>
              </table:table-cell>
              <table:table-cell office:value-type="float" office:value="38.46153846">
                <text:p>38.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8.81355932">
                <text:p>28.81355932</text:p>
              </table:table-cell>
              <table:table-cell office:value-type="float" office:value="7.69230769">
                <text:p>7.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33.92857143">
                <text:p>33.92857143</text:p>
              </table:table-cell>
              <table:table-cell office:value-type="float" office:value="27.11864407">
                <text:p>27.11864407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5.42372881">
                <text:p>25.42372881</text:p>
              </table:table-cell>
              <table:table-cell office:value-type="float" office:value="7.69230769">
                <text:p>7.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29.16666667">
                <text:p>29.16666667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6.94915254">
                <text:p>16.94915254</text:p>
              </table:table-cell>
              <table:table-cell office:value-type="float" office:value="3.84615385">
                <text:p>3.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7.5">
                <text:p>37.5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3.72881356">
                <text:p>23.72881356</text:p>
              </table:table-cell>
              <table:table-cell office:value-type="float" office:value="15.38461538">
                <text:p>15.38461538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30.35714286">
                <text:p>30.35714286</text:p>
              </table:table-cell>
              <table:table-cell office:value-type="float" office:value="30.50847458">
                <text:p>30.50847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50">
                <text:p>50</text:p>
              </table:table-cell>
              <table:table-cell office:value-type="float" office:value="30.35714286">
                <text:p>30.35714286</text:p>
              </table:table-cell>
              <table:table-cell office:value-type="float" office:value="30.50847458">
                <text:p>30.50847458</text:p>
              </table:table-cell>
              <table:table-cell office:value-type="float" office:value="3.84615385">
                <text:p>3.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8.81355932">
                <text:p>28.81355932</text:p>
              </table:table-cell>
              <table:table-cell office:value-type="float" office:value="19.23076923">
                <text:p>19.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33.92857143">
                <text:p>33.92857143</text:p>
              </table:table-cell>
              <table:table-cell office:value-type="float" office:value="23.72881356">
                <text:p>23.72881356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33.92857143">
                <text:p>33.92857143</text:p>
              </table:table-cell>
              <table:table-cell office:value-type="float" office:value="27.11864407">
                <text:p>27.11864407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30.50847458">
                <text:p>30.50847458</text:p>
              </table:table-cell>
              <table:table-cell office:value-type="float" office:value="26.92307692">
                <text:p>26.923076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fals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21cm" svg:height="7.001cm" xlink:href="." xlink:type="simple" chart:class="chart:bar" chart:style-name="ch1">
        <chart:legend svg:x="16.859cm" svg:y="0cm" style:legend-expansion="custom" chartooo:width="11.827cm" chartooo:height="1.247cm" style:legend-expansion-aspect-ratio="9.48436246992783" chart:style-name="ch2"/>
        <chart:plot-area chart:style-name="ch3" chart:data-source-has-labels="both" svg:x="0.578cm" svg:y="0.14cm" svg:width="27.765cm" svg:height="6.721cm">
          <chartooo:coordinate-region svg:x="1.233cm" svg:y="0.343cm" svg:width="27.11cm" svg:height="3.728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series chart:style-name="ch9" chart:values-cell-range-address="local-table.$D$2:.$D$33" chart:label-cell-address="local-table.$D$1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PROPNSTS</text:p>
              </table:table-cell>
              <table:table-cell office:value-type="float" office:value="3.40909090909">
                <text:p>3.40909090909</text:p>
              </table:table-cell>
              <table:table-cell office:value-type="float" office:value="15.9090909091">
                <text:p>15.9090909091</text:p>
              </table:table-cell>
              <table:table-cell office:value-type="float" office:value="32.9545454545">
                <text:p>32.9545454545</text:p>
              </table:table-cell>
            </table:table-row>
            <table:table-row>
              <table:table-cell office:value-type="string">
                <text:p>AP_GOAP_DF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5.9090909091">
                <text:p>15.9090909091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16.4772727273">
                <text:p>16.4772727273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>SIPPER</text:p>
              </table:table-cell>
              <table:table-cell office:value-type="float" office:value="6.25">
                <text:p>6.25</text:p>
              </table:table-cell>
              <table:table-cell office:value-type="float" office:value="17.0454545455">
                <text:p>17.0454545455</text:p>
              </table:table-cell>
              <table:table-cell office:value-type="float" office:value="38.0681818182">
                <text:p>38.0681818182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.27272727273">
                <text:p>2.27272727273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41.4772727273">
                <text:p>41.4772727273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6.25">
                <text:p>6.25</text:p>
              </table:table-cell>
              <table:table-cell office:value-type="float" office:value="17.6136363636">
                <text:p>17.6136363636</text:p>
              </table:table-cell>
              <table:table-cell office:value-type="float" office:value="36.9318181818">
                <text:p>36.9318181818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0.3409090909">
                <text:p>40.340909090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2.6136363636">
                <text:p>42.6136363636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35.2272727273">
                <text:p>35.2272727273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8863636364">
                <text:p>19.8863636364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10.7954545455">
                <text:p>10.7954545455</text:p>
              </table:table-cell>
              <table:table-cell office:value-type="float" office:value="23.2954545455">
                <text:p>23.2954545455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12.5">
                <text:p>12.5</text:p>
              </table:table-cell>
              <table:table-cell office:value-type="float" office:value="23.2954545455">
                <text:p>23.2954545455</text:p>
              </table:table-cell>
              <table:table-cell office:value-type="float" office:value="41.4772727273">
                <text:p>41.4772727273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8.52272727273">
                <text:p>8.52272727273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15.9090909091">
                <text:p>15.9090909091</text:p>
              </table:table-cell>
              <table:table-cell office:value-type="float" office:value="23.8636363636">
                <text:p>23.8636363636</text:p>
              </table:table-cell>
              <table:table-cell office:value-type="float" office:value="39.7727272727">
                <text:p>39.7727272727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">
                <text:p>25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7.1590909091">
                <text:p>47.159090909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25">
                <text:p>6.25</text:p>
              </table:table-cell>
              <table:table-cell office:value-type="float" office:value="26.7045454545">
                <text:p>26.7045454545</text:p>
              </table:table-cell>
              <table:table-cell office:value-type="float" office:value="55.1136363636">
                <text:p>55.1136363636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2.2727272727">
                <text:p>52.2727272727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6.25">
                <text:p>6.25</text:p>
              </table:table-cell>
              <table:table-cell office:value-type="float" office:value="29.5454545455">
                <text:p>29.5454545455</text:p>
              </table:table-cell>
              <table:table-cell office:value-type="float" office:value="55.6818181818">
                <text:p>55.6818181818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4.0909090909">
                <text:p>34.0909090909</text:p>
              </table:table-cell>
              <table:table-cell office:value-type="float" office:value="58.5227272727">
                <text:p>58.5227272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8.52272727273">
                <text:p>8.52272727273</text:p>
              </table:table-cell>
              <table:table-cell office:value-type="float" office:value="25">
                <text:p>25</text:p>
              </table:table-cell>
              <table:table-cell office:value-type="float" office:value="46.5909090909">
                <text:p>46.5909090909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">
                <text:p>2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6.25">
                <text:p>6.25</text:p>
              </table:table-cell>
              <table:table-cell office:value-type="float" office:value="25.5681818182">
                <text:p>25.5681818182</text:p>
              </table:table-cell>
              <table:table-cell office:value-type="float" office:value="52.8409090909">
                <text:p>52.8409090909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51.1363636364">
                <text:p>51.1363636364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12.5">
                <text:p>12.5</text:p>
              </table:table-cell>
              <table:table-cell office:value-type="float" office:value="26.1363636364">
                <text:p>26.1363636364</text:p>
              </table:table-cell>
              <table:table-cell office:value-type="float" office:value="49.4318181818">
                <text:p>49.4318181818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8.8636363636">
                <text:p>48.8636363636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10.2272727273">
                <text:p>10.2272727273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11.3636363636">
                <text:p>11.3636363636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8.5227272727">
                <text:p>58.5227272727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15.3409090909">
                <text:p>15.3409090909</text:p>
              </table:table-cell>
              <table:table-cell office:value-type="float" office:value="35.2272727273">
                <text:p>35.2272727273</text:p>
              </table:table-cell>
              <table:table-cell office:value-type="float" office:value="55.1136363636">
                <text:p>55.113636363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false" chart:axis-position="0" style:rotation-angle="90"/>
      <style:graphic-properties svg:stroke-color="#b3b3b3"/>
      <style:text-properties fo:color="#ffffff"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21cm" svg:height="7.481cm" xlink:href="." xlink:type="simple" chart:class="chart:bar" chart:style-name="ch1">
        <chart:legend svg:x="22.46cm" svg:y="0.351cm" style:legend-expansion="custom" chartooo:width="5.282cm" chartooo:height="0.552cm" style:legend-expansion-aspect-ratio="9.56884057971014" chart:style-name="ch2"/>
        <chart:plot-area chart:style-name="ch3" chart:data-source-has-labels="both" svg:x="0.578cm" svg:y="0.149cm" svg:width="27.765cm" svg:height="7.183cm">
          <chartooo:coordinate-region svg:x="1.233cm" svg:y="0.352cm" svg:width="27.11cm" svg:height="4.19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series chart:style-name="ch9" chart:values-cell-range-address="local-table.$D$2:.$D$33" chart:label-cell-address="local-table.$D$1" chart:class="chart:bar">
            <chart:data-point chart:repeated="32"/>
          </chart:series>
          <chart:series chart:style-name="ch10" chart:values-cell-range-address="local-table.$E$2:.$E$33" chart:label-cell-address="local-table.$E$1" chart:class="chart:bar">
            <chart:data-point chart:repeated="32"/>
          </chart:series>
          <chart:series chart:style-name="ch11" chart:values-cell-range-address="local-table.$F$2:.$F$33" chart:label-cell-address="local-table.$F$1" chart:class="chart:bar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</table:table-cell>
              <table:table-cell office:value-type="string">
                <text:p>f2</text:p>
              </table:table-cell>
              <table:table-cell office:value-type="string">
                <text:p>f3</text:p>
              </table:table-cell>
              <table:table-cell office:value-type="string">
                <text:p>f4</text:p>
              </table:table-cell>
              <table:table-cell office:value-type="string">
                <text:p>f5</text:p>
              </table:table-cell>
            </table:table-row>
          </table:table-header-rows>
          <table:table-rows>
            <table:table-row>
              <table:table-cell office:value-type="string">
                <text:p>PROPNSTS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4.28571429">
                <text:p>14.28571429</text:p>
              </table:table-cell>
              <table:table-cell office:value-type="float" office:value="13.55932203">
                <text:p>13.55932203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AP_GOAP_DF</text:p>
              </table:table-cell>
              <table:table-cell office:value-type="float" office:value="20.83333333">
                <text:p>20.83333333</text:p>
              </table:table-cell>
              <table:table-cell office:value-type="float" office:value="23.21428571">
                <text:p>23.21428571</text:p>
              </table:table-cell>
              <table:table-cell office:value-type="float" office:value="15.25423729">
                <text:p>15.25423729</text:p>
              </table:table-cell>
              <table:table-cell office:value-type="float" office:value="3.84615385">
                <text:p>3.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7.85714286">
                <text:p>17.85714286</text:p>
              </table:table-cell>
              <table:table-cell office:value-type="float" office:value="11.86440678">
                <text:p>11.86440678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SIPPER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17.85714286">
                <text:p>17.85714286</text:p>
              </table:table-cell>
              <table:table-cell office:value-type="float" office:value="16.94915254">
                <text:p>16.94915254</text:p>
              </table:table-cell>
              <table:table-cell office:value-type="float" office:value="7.69230769">
                <text:p>7.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1.42857143">
                <text:p>21.42857143</text:p>
              </table:table-cell>
              <table:table-cell office:value-type="float" office:value="10.16949153">
                <text:p>10.16949153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18.18181818">
                <text:p>18.18181818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19.64285714">
                <text:p>19.64285714</text:p>
              </table:table-cell>
              <table:table-cell office:value-type="float" office:value="18.6440678">
                <text:p>18.6440678</text:p>
              </table:table-cell>
              <table:table-cell office:value-type="float" office:value="7.69230769">
                <text:p>7.69230769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25">
                <text:p>25</text:p>
              </table:table-cell>
              <table:table-cell office:value-type="float" office:value="10.16949153">
                <text:p>10.16949153</text:p>
              </table:table-cell>
              <table:table-cell office:value-type="float" office:value="3.84615385">
                <text:p>3.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3.21428571">
                <text:p>23.21428571</text:p>
              </table:table-cell>
              <table:table-cell office:value-type="float" office:value="13.55932203">
                <text:p>13.55932203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7.5">
                <text:p>37.5</text:p>
              </table:table-cell>
              <table:table-cell office:value-type="float" office:value="21.42857143">
                <text:p>21.42857143</text:p>
              </table:table-cell>
              <table:table-cell office:value-type="float" office:value="18.6440678">
                <text:p>18.6440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21.42857143">
                <text:p>21.42857143</text:p>
              </table:table-cell>
              <table:table-cell office:value-type="float" office:value="18.6440678">
                <text:p>18.6440678</text:p>
              </table:table-cell>
              <table:table-cell office:value-type="float" office:value="7.69230769">
                <text:p>7.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5.42372881">
                <text:p>25.42372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15.25423729">
                <text:p>15.25423729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29.16666667">
                <text:p>29.16666667</text:p>
              </table:table-cell>
              <table:table-cell office:value-type="float" office:value="23.21428571">
                <text:p>23.21428571</text:p>
              </table:table-cell>
              <table:table-cell office:value-type="float" office:value="27.11864407">
                <text:p>27.11864407</text:p>
              </table:table-cell>
              <table:table-cell office:value-type="float" office:value="26.92307692">
                <text:p>26.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3.33333333">
                <text:p>33.33333333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3.72881356">
                <text:p>23.72881356</text:p>
              </table:table-cell>
              <table:table-cell office:value-type="float" office:value="19.23076923">
                <text:p>19.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5">
                <text:p>25</text:p>
              </table:table-cell>
              <table:table-cell office:value-type="float" office:value="23.21428571">
                <text:p>23.21428571</text:p>
              </table:table-cell>
              <table:table-cell office:value-type="float" office:value="28.81355932">
                <text:p>28.81355932</text:p>
              </table:table-cell>
              <table:table-cell office:value-type="float" office:value="26.92307692">
                <text:p>26.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45.83333333">
                <text:p>45.83333333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5.42372881">
                <text:p>25.42372881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45.83333333">
                <text:p>45.83333333</text:p>
              </table:table-cell>
              <table:table-cell office:value-type="float" office:value="26.78571429">
                <text:p>26.78571429</text:p>
              </table:table-cell>
              <table:table-cell office:value-type="float" office:value="27.11864407">
                <text:p>27.11864407</text:p>
              </table:table-cell>
              <table:table-cell office:value-type="float" office:value="15.38461538">
                <text:p>15.38461538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8.81355932">
                <text:p>28.81355932</text:p>
              </table:table-cell>
              <table:table-cell office:value-type="float" office:value="15.38461538">
                <text:p>15.3846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5.83333333">
                <text:p>45.83333333</text:p>
              </table:table-cell>
              <table:table-cell office:value-type="float" office:value="30.35714286">
                <text:p>30.35714286</text:p>
              </table:table-cell>
              <table:table-cell office:value-type="float" office:value="28.81355932">
                <text:p>28.81355932</text:p>
              </table:table-cell>
              <table:table-cell office:value-type="float" office:value="23.07692308">
                <text:p>23.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45.83333333">
                <text:p>45.83333333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35.59322034">
                <text:p>35.59322034</text:p>
              </table:table-cell>
              <table:table-cell office:value-type="float" office:value="38.46153846">
                <text:p>38.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8.81355932">
                <text:p>28.81355932</text:p>
              </table:table-cell>
              <table:table-cell office:value-type="float" office:value="7.69230769">
                <text:p>7.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5.42372881">
                <text:p>25.42372881</text:p>
              </table:table-cell>
              <table:table-cell office:value-type="float" office:value="7.69230769">
                <text:p>7.69230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29.16666667">
                <text:p>29.16666667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6.94915254">
                <text:p>16.94915254</text:p>
              </table:table-cell>
              <table:table-cell office:value-type="float" office:value="3.84615385">
                <text:p>3.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7.5">
                <text:p>37.5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3.72881356">
                <text:p>23.72881356</text:p>
              </table:table-cell>
              <table:table-cell office:value-type="float" office:value="15.38461538">
                <text:p>15.38461538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30.35714286">
                <text:p>30.35714286</text:p>
              </table:table-cell>
              <table:table-cell office:value-type="float" office:value="30.50847458">
                <text:p>30.50847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50">
                <text:p>50</text:p>
              </table:table-cell>
              <table:table-cell office:value-type="float" office:value="30.35714286">
                <text:p>30.35714286</text:p>
              </table:table-cell>
              <table:table-cell office:value-type="float" office:value="30.50847458">
                <text:p>30.50847458</text:p>
              </table:table-cell>
              <table:table-cell office:value-type="float" office:value="3.84615385">
                <text:p>3.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8.81355932">
                <text:p>28.81355932</text:p>
              </table:table-cell>
              <table:table-cell office:value-type="float" office:value="19.23076923">
                <text:p>19.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33.92857143">
                <text:p>33.92857143</text:p>
              </table:table-cell>
              <table:table-cell office:value-type="float" office:value="23.72881356">
                <text:p>23.72881356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9.09090909">
                <text:p>9.0909090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41.66666667">
                <text:p>41.66666667</text:p>
              </table:table-cell>
              <table:table-cell office:value-type="float" office:value="33.92857143">
                <text:p>33.92857143</text:p>
              </table:table-cell>
              <table:table-cell office:value-type="float" office:value="27.11864407">
                <text:p>27.11864407</text:p>
              </table:table-cell>
              <table:table-cell office:value-type="float" office:value="11.53846154">
                <text:p>11.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8.33333333">
                <text:p>58.33333333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30.50847458">
                <text:p>30.50847458</text:p>
              </table:table-cell>
              <table:table-cell office:value-type="float" office:value="26.92307692">
                <text:p>26.923076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0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801cm" svg:height="6.901cm" xlink:href="." xlink:type="simple" chart:class="chart:bar" chart:style-name="ch1">
        <chart:legend svg:x="21.46cm" svg:y="0cm" style:legend-expansion="custom" chartooo:width="6.756cm" chartooo:height="0.891cm" style:legend-expansion-aspect-ratio="7.58249158249158" chart:style-name="ch2"/>
        <chart:plot-area chart:style-name="ch3" chart:data-source-has-labels="both" svg:x="0.575cm" svg:y="-0.066cm" svg:width="27.995cm" svg:height="6.653cm">
          <chartooo:coordinate-region svg:x="1.23cm" svg:y="0.137cm" svg:width="27.34cm" svg:height="3.66cm"/>
          <chart:axis chart:dimension="x" chart:name="primary-x" chart:style-name="ch4" chartooo:axis-type="auto">
            <chartooo:date-scale/>
            <chart:categories table:cell-range-address="local-table.$A$2:.$A$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3" chart:label-cell-address="local-table.$B$1" chart:class="chart:bar">
            <chart:data-point chart:repeated="32"/>
          </chart:series>
          <chart:series chart:style-name="ch8" chart:values-cell-range-address="local-table.$C$2:.$C$33" chart:label-cell-address="local-table.$C$1" chart:class="chart:bar"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</table:table-cell>
              <table:table-cell office:value-type="string">
                <text:p>Weak</text:p>
              </table:table-cell>
            </table:table-row>
          </table:table-header-rows>
          <table:table-rows>
            <table:table-row>
              <table:table-cell office:value-type="string">
                <text:p>PROPNSTS</text:p>
              </table:table-cell>
              <table:table-cell office:value-type="float" office:value="17.85714286">
                <text:p>17.85714286</text:p>
              </table:table-cell>
              <table:table-cell office:value-type="float" office:value="21.31147541">
                <text:p>21.31147541</text:p>
              </table:table-cell>
            </table:table-row>
            <table:table-row>
              <table:table-cell office:value-type="string">
                <text:p>AP_GOAP_DF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1.47540984">
                <text:p>11.47540984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25">
                <text:p>25</text:p>
              </table:table-cell>
              <table:table-cell office:value-type="float" office:value="16.39344262">
                <text:p>16.39344262</text:p>
              </table:table-cell>
            </table:table-row>
            <table:table-row>
              <table:table-cell office:value-type="string">
                <text:p>SIPPER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9.67213115">
                <text:p>19.67213115</text:p>
              </table:table-cell>
            </table:table-row>
            <table:table-row>
              <table:table-cell office:value-type="string">
                <text:p>CP_TB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19.67213115">
                <text:p>19.67213115</text:p>
              </table:table-cell>
            </table:table-row>
            <table:table-row>
              <table:table-cell office:value-type="string">
                <text:p>CP_RMFCA</text:p>
              </table:table-cell>
              <table:table-cell office:value-type="float" office:value="25">
                <text:p>25</text:p>
              </table:table-cell>
              <table:table-cell office:value-type="float" office:value="16.39344262">
                <text:p>16.39344262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19.67213115">
                <text:p>19.67213115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21.42857143">
                <text:p>21.42857143</text:p>
              </table:table-cell>
              <table:table-cell office:value-type="float" office:value="26.2295082">
                <text:p>26.2295082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14.75409836">
                <text:p>14.75409836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21.42857143">
                <text:p>21.42857143</text:p>
              </table:table-cell>
              <table:table-cell office:value-type="float" office:value="24.59016393">
                <text:p>24.59016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DCOMPLEX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1.31147541">
                <text:p>21.31147541</text:p>
              </table:table-cell>
            </table:table-row>
            <table:table-row>
              <table:table-cell office:value-type="string">
                <text:p>PYDOCK_TOT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29.50819672">
                <text:p>29.50819672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13.1147541">
                <text:p>13.1147541</text:p>
              </table:table-cell>
            </table:table-row>
            <table:table-row>
              <table:table-cell office:value-type="string">
                <text:p>CP_DECK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1.31147541">
                <text:p>21.31147541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16.39344262">
                <text:p>16.39344262</text:p>
              </table:table-cell>
            </table:table-row>
            <table:table-row>
              <table:table-cell office:value-type="string">
                <text:p>ZDOCK</text:p>
              </table:table-cell>
              <table:table-cell office:value-type="float" office:value="42.85714286">
                <text:p>42.85714286</text:p>
              </table:table-cell>
              <table:table-cell office:value-type="float" office:value="21.31147541">
                <text:p>21.31147541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16.39344262">
                <text:p>16.3934426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21.31147541">
                <text:p>21.31147541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29.50819672">
                <text:p>29.50819672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3.57142857">
                <text:p>53.57142857</text:p>
              </table:table-cell>
              <table:table-cell office:value-type="float" office:value="29.50819672">
                <text:p>29.508196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P_TS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22.95081967">
                <text:p>22.95081967</text:p>
              </table:table-cell>
            </table:table-row>
            <table:table-row>
              <table:table-cell office:value-type="string">
                <text:p>AP_dDFIRE</text:p>
              </table:table-cell>
              <table:table-cell office:value-type="float" office:value="25">
                <text:p>25</text:p>
              </table:table-cell>
              <table:table-cell office:value-type="float" office:value="24.59016393">
                <text:p>24.59016393</text:p>
              </table:table-cell>
            </table:table-row>
            <table:table-row>
              <table:table-cell office:value-type="string">
                <text:p>AP_calRWp</text:p>
              </table:table-cell>
              <table:table-cell office:value-type="float" office:value="25">
                <text:p>25</text:p>
              </table:table-cell>
              <table:table-cell office:value-type="float" office:value="14.75409836">
                <text:p>14.75409836</text:p>
              </table:table-cell>
            </table:table-row>
            <table:table-row>
              <table:table-cell office:value-type="string">
                <text:p>CP_Qp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16.39344262">
                <text:p>16.39344262</text:p>
              </table:table-cell>
            </table:table-row>
            <table:table-row>
              <table:table-cell office:value-type="string">
                <text:p>SDOCK</text:p>
              </table:table-cell>
              <table:table-cell office:value-type="float" office:value="35.71428571">
                <text:p>35.71428571</text:p>
              </table:table-cell>
              <table:table-cell office:value-type="float" office:value="19.67213115">
                <text:p>19.67213115</text:p>
              </table:table-cell>
            </table:table-row>
            <table:table-row>
              <table:table-cell office:value-type="string">
                <text:p>AP_T2</text:p>
              </table:table-cell>
              <table:table-cell office:value-type="float" office:value="28.57142857">
                <text:p>28.57142857</text:p>
              </table:table-cell>
              <table:table-cell office:value-type="float" office:value="26.2295082">
                <text:p>26.2295082</text:p>
              </table:table-cell>
            </table:table-row>
            <table:table-row>
              <table:table-cell office:value-type="string">
                <text:p>AP_T1</text:p>
              </table:table-cell>
              <table:table-cell office:value-type="float" office:value="32.14285714">
                <text:p>32.14285714</text:p>
              </table:table-cell>
              <table:table-cell office:value-type="float" office:value="24.59016393">
                <text:p>24.59016393</text:p>
              </table:table-cell>
            </table:table-row>
            <table:table-row>
              <table:table-cell office:value-type="string">
                <text:p>CP_HLPL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18.03278689">
                <text:p>18.03278689</text:p>
              </table:table-cell>
            </table:table-row>
            <table:table-row>
              <table:table-cell office:value-type="string">
                <text:p>CP_TSC</text:p>
              </table:table-cell>
              <table:table-cell office:value-type="float" office:value="39.28571429">
                <text:p>39.28571429</text:p>
              </table:table-cell>
              <table:table-cell office:value-type="float" office:value="22.95081967">
                <text:p>22.95081967</text:p>
              </table:table-cell>
            </table:table-row>
            <table:table-row>
              <table:table-cell office:value-type="string">
                <text:p>AP_PISA</text:p>
              </table:table-cell>
              <table:table-cell office:value-type="float" office:value="53.57142857">
                <text:p>53.57142857</text:p>
              </table:table-cell>
              <table:table-cell office:value-type="float" office:value="27.86885246">
                <text:p>27.868852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